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2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2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7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4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9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36%" draw:stroke="none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2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2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1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5556in" style:font-size-asian="0.05556in" style:font-size-complex="0.0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0.3937in" svg:y="1.5748in" svg:width="10.23622in" svg:height="0in" draw:id="id73" draw:style-name="a568" draw:name="Straight Connector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4" draw:style-name="a573" draw:name="TextBox 2" svg:x="0.38701in" svg:y="1.05827in" svg:width="10.47913in" svg:height="0.65866in">
          <draw:text-box>
            <text:p text:style-name="a570" text:class-names="" text:cond-style-name=""><text:span text:style-name="a569" text:class-names="">13 <text:s text:c="9"/>14 <text:s text:c="9"/>15 <text:s text:c="9"/>16 <text:s text:c="9"/>17 <text:s text:c="9"/>18 <text:s text:c="9"/>19 <text:s text:c="9"/>20 <text:s text:c="9"/>21 <text:s text:c="9"/>22 <text:s text:c="9"/>23</text:span></text:p>
            <text:p text:style-name="a572" text:class-names="" text:cond-style-name=""><text:span text:style-name="a571" text:class-names=""><text:s text:c="2"/>. <text:s text:c="11"/>. <text:s text:c="13"/>. <text:s text:c="11"/>. <text:s text:c="12"/>. <text:s text:c="12"/>. <text:s text:c="12"/>. <text:s text:c="12"/>. <text:s text:c="12"/>. <text:s text:c="12"/>. <text:s text:c="12"/>.</text:span></text:p>
          </draw:text-box>
          <svg:title/>
          <svg:desc/>
        </draw:frame>
        <draw:custom-shape svg:x="1.5748in" svg:y="1.5748in" svg:width="1.9685in" svg:height="0.59055in" draw:id="id75" draw:style-name="a576" draw:name="Free-form: Shape 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custom-shape svg:x="3.54331in" svg:y="1.5752in" svg:width="1.5748in" svg:height="0.59055in" draw:id="id76" draw:style-name="a579" draw:name="Free-form: Shape 4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custom-shape svg:x="5.11811in" svg:y="1.5748in" svg:width="1.37795in" svg:height="0.59055in" draw:id="id77" draw:style-name="a582" draw:name="Free-form: Shape 5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custom-shape svg:x="8.07087in" svg:y="0.7874in" svg:width="2.79528in" svg:height="1.5748in" draw:id="id78" draw:style-name="a585" draw:name="Free-form: Shape 6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49606in" svg:y="1.5752in" svg:width="1.37795in" svg:height="0.59055in" draw:id="id79" draw:style-name="a588" draw:name="Free-form: Shape 7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frame draw:id="id80" draw:style-name="a591" draw:name="TextBox 8" svg:x="1.92913in" svg:y="2.19882in" svg:width="1.37795in" svg:height="0.43898in">
          <draw:text-box>
            <text:p text:style-name="a590" text:class-names="" text:cond-style-name=""><text:span text:style-name="a589" text:class-names="">- MVP implementation</text:span></text:p>
          </draw:text-box>
          <svg:title/>
          <svg:desc/>
        </draw:frame>
        <draw:frame draw:id="id81" draw:style-name="a596" draw:name="TextBox 9" svg:x="3.62205in" svg:y="2.19921in" svg:width="1.37795in" svg:height="0.77913in">
          <draw:text-box>
            <text:p text:style-name="a593" text:class-names="" text:cond-style-name=""><text:span text:style-name="a592" text:class-names="">- Version 2 implementation</text:span></text:p>
            <text:p text:style-name="a595" text:class-names="" text:cond-style-name=""><text:span text:style-name="a594" text:class-names="">(without user feedback)</text:span></text:p>
          </draw:text-box>
          <svg:title/>
          <svg:desc/>
        </draw:frame>
        <draw:frame draw:id="id82" draw:style-name="a601" draw:name="TextBox 10" svg:x="5.19685in" svg:y="2.19961in" svg:width="1.37795in" svg:height="0.77913in">
          <draw:text-box>
            <text:p text:style-name="a598" text:class-names="" text:cond-style-name=""><text:span text:style-name="a597" text:class-names="">- Version 3 implementation</text:span></text:p>
            <text:p text:style-name="a600" text:class-names="" text:cond-style-name=""><text:span text:style-name="a599" text:class-names="">(with user feedback)</text:span></text:p>
          </draw:text-box>
          <svg:title/>
          <svg:desc/>
        </draw:frame>
        <draw:frame draw:id="id83" draw:style-name="a606" draw:name="TextBox 11" svg:x="6.5748in" svg:y="2.2in" svg:width="1.37795in" svg:height="0.77913in">
          <draw:text-box>
            <text:p text:style-name="a603" text:class-names="" text:cond-style-name=""><text:span text:style-name="a602" text:class-names="">- Version 4 implementation</text:span></text:p>
            <text:p text:style-name="a605" text:class-names="" text:cond-style-name=""><text:span text:style-name="a604" text:class-names="">- User feedback analysis</text:span></text:p>
          </draw:text-box>
          <svg:title/>
          <svg:desc/>
        </draw:frame>
        <draw:frame draw:id="id84" draw:style-name="a609" draw:name="TextBox 12" svg:x="2.87402in" svg:y="1.33858in" svg:width="1.37795in" svg:height="0.2689in">
          <draw:text-box>
            <text:p text:style-name="a608" text:class-names="" text:cond-style-name=""><text:span text:style-name="a607" text:class-names="">MVP release</text:span></text:p>
          </draw:text-box>
          <svg:title/>
          <svg:desc/>
        </draw:frame>
        <draw:frame draw:id="id85" draw:style-name="a612" draw:name="TextBox 13" svg:x="4.33071in" svg:y="1.33898in" svg:width="1.37795in" svg:height="0.2689in">
          <draw:text-box>
            <text:p text:style-name="a611" text:class-names="" text:cond-style-name=""><text:span text:style-name="a610" text:class-names="">ver2 release</text:span></text:p>
          </draw:text-box>
          <svg:title/>
          <svg:desc/>
        </draw:frame>
        <draw:frame draw:id="id86" draw:style-name="a615" draw:name="TextBox 14" svg:x="5.7874in" svg:y="1.33937in" svg:width="1.37795in" svg:height="0.2689in">
          <draw:text-box>
            <text:p text:style-name="a614" text:class-names="" text:cond-style-name=""><text:span text:style-name="a613" text:class-names="">ver3 release</text:span></text:p>
          </draw:text-box>
          <svg:title/>
          <svg:desc/>
        </draw:frame>
        <draw:frame draw:id="id87" draw:style-name="a622" draw:name="TextBox 15" svg:x="7.32283in" svg:y="1.33976in" svg:width="1.92913in" svg:height="0.60906in">
          <draw:text-box>
            <text:p text:style-name="a617" text:class-names="" text:cond-style-name=""><text:span text:style-name="a616" text:class-names="">ver4 release</text:span></text:p>
            <text:p text:style-name="a619" text:class-names="" text:cond-style-name=""><text:span text:style-name="a618" text:class-names=""/></text:p>
            <text:p text:style-name="a621" text:class-names="" text:cond-style-name=""><text:span text:style-name="a620" text:class-names="">finalise dissertation</text:span></text:p>
          </draw:text-box>
          <svg:title/>
          <svg:desc/>
        </draw:frame>
        <draw:frame draw:id="id88" draw:style-name="a625" draw:name="TextBox 16" svg:x="8.26772in" svg:y="0.74213in" svg:width="2.3622in" svg:height="0.43898in">
          <draw:text-box>
            <text:p text:style-name="a624" text:class-names="" text:cond-style-name=""><text:span text:style-name="a623" text:class-names="">2 weeks spare time for exceptional circumstances</text:span></text:p>
          </draw:text-box>
          <svg:title/>
          <svg:desc/>
        </draw:frame>
        <presentation:notes draw:style-name="a631">
          <draw:frame draw:id="id89" draw:style-name="a628" draw:name="Slide Number Placeholder 6" svg:x="4.67953in" svg:y="11.10827in" svg:width="3.5878in" svg:height="0.58425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0" presentation:style-name="a629" draw:name="Slide Image Placeholder 1">
            <svg:title/>
            <svg:desc/>
          </draw:page-thumbnail>
          <draw:frame draw:id="id91" presentation:style-name="a6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32" draw:master-page-name="Master1-Layout7-blank-Blank" presentation:presentation-page-layout-name="Master1-PPL7" draw:id="Slide-257">
        <draw:custom-shape svg:x="0.3937in" svg:y="1.5748in" svg:width="10.23622in" svg:height="0in" draw:id="id92" draw:style-name="a635" draw:name="Straight Connector 1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3" draw:style-name="a640" draw:name="TextBox 2" svg:x="0.38701in" svg:y="1.05827in" svg:width="10.47913in" svg:height="0.65866in">
          <draw:text-box>
            <text:p text:style-name="a637" text:class-names="" text:cond-style-name=""><text:span text:style-name="a636" text:class-names="">13 <text:s text:c="9"/>14 <text:s text:c="9"/>15 <text:s text:c="9"/>16 <text:s text:c="9"/>17 <text:s text:c="9"/>18 <text:s text:c="9"/>19 <text:s text:c="9"/>20 <text:s text:c="9"/>21 <text:s text:c="9"/>22 <text:s text:c="9"/>23</text:span></text:p>
            <text:p text:style-name="a639" text:class-names="" text:cond-style-name=""><text:span text:style-name="a638" text:class-names=""><text:s text:c="2"/>. <text:s text:c="11"/>. <text:s text:c="13"/>. <text:s text:c="11"/>. <text:s text:c="12"/>. <text:s text:c="12"/>. <text:s text:c="12"/>. <text:s text:c="12"/>. <text:s text:c="12"/>. <text:s text:c="12"/>. <text:s text:c="12"/>.</text:span></text:p>
          </draw:text-box>
          <svg:title/>
          <svg:desc/>
        </draw:frame>
        <draw:custom-shape svg:x="1.57441in" svg:y="1.5748in" svg:width="2.95315in" svg:height="0.59055in" draw:id="id94" draw:style-name="a643" draw:name="Free-form: Shape 3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custom-shape svg:width="1.9689in" svg:height="0.59055in" draw:id="id95" draw:style-name="a646" draw:transform="translate(-0.98445in -0.29528in) rotate(-0.00017) translate(5.51156in 1.87104in)" draw:name="Free-form: Shape 4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custom-shape svg:x="7.48031in" svg:y="1.5748in" svg:width="1.92913in" svg:height="0.59055in" draw:id="id96" draw:style-name="a649" draw:name="Free-form: Shape 5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frame draw:id="id97" draw:style-name="a652" draw:name="TextBox 6" svg:x="2.3622in" svg:y="2.27756in" svg:width="1.37795in" svg:height="0.43898in">
          <draw:text-box>
            <text:p text:style-name="a651" text:class-names="" text:cond-style-name=""><text:span text:style-name="a650" text:class-names="">- MVP implementation</text:span></text:p>
          </draw:text-box>
          <svg:title/>
          <svg:desc/>
        </draw:frame>
        <draw:frame draw:id="id98" draw:style-name="a659" draw:name="TextBox 7" svg:x="4.80315in" svg:y="2.19921in" svg:width="1.37795in" svg:height="1.11929in">
          <draw:text-box>
            <text:p text:style-name="a654" text:class-names="" text:cond-style-name=""><text:span text:style-name="a653" text:class-names="">- Version 2 implementation</text:span></text:p>
            <text:p text:style-name="a656" text:class-names="" text:cond-style-name=""><text:span text:style-name="a655" text:class-names="">(without user feedback)</text:span></text:p>
            <text:p text:style-name="a658" text:class-names="" text:cond-style-name=""><text:span text:style-name="a657" text:class-names="">- collect user feedbacks</text:span></text:p>
          </draw:text-box>
          <svg:title/>
          <svg:desc/>
        </draw:frame>
        <draw:frame draw:id="id99" draw:style-name="a664" draw:name="TextBox 8" svg:x="7.73071in" svg:y="2.19961in" svg:width="1.37795in" svg:height="0.77913in">
          <draw:text-box>
            <text:p text:style-name="a661" text:class-names="" text:cond-style-name=""><text:span text:style-name="a660" text:class-names="">- Version 3 implementation</text:span></text:p>
            <text:p text:style-name="a663" text:class-names="" text:cond-style-name=""><text:span text:style-name="a662" text:class-names="">(with user feedback)</text:span></text:p>
          </draw:text-box>
          <svg:title/>
          <svg:desc/>
        </draw:frame>
        <draw:frame draw:id="id100" draw:style-name="a667" draw:name="TextBox 9" svg:x="3.93701in" svg:y="1.30591in" svg:width="1.37795in" svg:height="0.2689in">
          <draw:text-box>
            <text:p text:style-name="a666" text:class-names="" text:cond-style-name=""><text:span text:style-name="a665" text:class-names="">MVP release</text:span></text:p>
          </draw:text-box>
          <svg:title/>
          <svg:desc/>
        </draw:frame>
        <draw:frame draw:id="id101" draw:style-name="a670" draw:name="TextBox 10" svg:x="5.7874in" svg:y="1.3in" svg:width="1.37795in" svg:height="0.2689in">
          <draw:text-box>
            <text:p text:style-name="a669" text:class-names="" text:cond-style-name=""><text:span text:style-name="a668" text:class-names="">ver2 release</text:span></text:p>
          </draw:text-box>
          <svg:title/>
          <svg:desc/>
        </draw:frame>
        <draw:frame draw:id="id102" draw:style-name="a673" draw:name="TextBox 11" svg:x="8.66142in" svg:y="1.61417in" svg:width="1.37795in" svg:height="0.2689in">
          <draw:text-box>
            <text:p text:style-name="a672" text:class-names="" text:cond-style-name=""><text:span text:style-name="a671" text:class-names="">ver3 release</text:span></text:p>
          </draw:text-box>
          <svg:title/>
          <svg:desc/>
        </draw:frame>
        <draw:frame draw:id="id103" draw:style-name="a676" draw:name="TextBox 12" svg:x="8.93701in" svg:y="1.32008in" svg:width="1.92913in" svg:height="0.29409in">
          <draw:text-box>
            <text:p text:style-name="a675" text:class-names="" text:cond-style-name=""><text:span text:style-name="a674" text:class-names="">finalise dissertation</text:span></text:p>
          </draw:text-box>
          <svg:title/>
          <svg:desc/>
        </draw:frame>
        <presentation:notes draw:style-name="a682">
          <draw:frame draw:id="id104" draw:style-name="a679" draw:name="Slide Number Placeholder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05" presentation:style-name="a680" draw:name="Slide Image Placeholder 1">
            <svg:title/>
            <svg:desc/>
          </draw:page-thumbnail>
          <draw:frame draw:id="id106" presentation:style-name="a6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683" draw:master-page-name="Master1-Layout7-blank-Blank" presentation:presentation-page-layout-name="Master1-PPL7" draw:id="Slide-259">
        <draw:custom-shape svg:x="0.3937in" svg:y="1.5748in" svg:width="10.23622in" svg:height="0in" draw:id="id107" draw:style-name="a686" draw:name="Straight Connector 1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8" draw:style-name="a691" draw:name="TextBox 2" svg:x="0.38701in" svg:y="1.05827in" svg:width="10.47913in" svg:height="0.65866in">
          <draw:text-box>
            <text:p text:style-name="a688" text:class-names="" text:cond-style-name=""><text:span text:style-name="a687" text:class-names="">13 <text:s text:c="9"/>14 <text:s text:c="9"/>15 <text:s text:c="9"/>16 <text:s text:c="9"/>17 <text:s text:c="9"/>18 <text:s text:c="9"/>19 <text:s text:c="9"/>20 <text:s text:c="9"/>21 <text:s text:c="9"/>22 <text:s text:c="9"/>23</text:span></text:p>
            <text:p text:style-name="a690" text:class-names="" text:cond-style-name=""><text:span text:style-name="a689" text:class-names=""><text:s text:c="2"/>. <text:s text:c="11"/>. <text:s text:c="13"/>. <text:s text:c="11"/>. <text:s text:c="12"/>. <text:s text:c="12"/>. <text:s text:c="12"/>. <text:s text:c="12"/>. <text:s text:c="12"/>. <text:s text:c="12"/>. <text:s text:c="12"/>.</text:span></text:p>
          </draw:text-box>
          <svg:title/>
          <svg:desc/>
        </draw:frame>
        <draw:custom-shape svg:x="1.57441in" svg:y="1.5748in" svg:width="2.95315in" svg:height="0.59055in" draw:id="id109" draw:style-name="a694" draw:name="Free-form: Shape 3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custom-shape svg:width="2.86575in" svg:height="0.59055in" draw:id="id110" draw:style-name="a697" draw:transform="translate(-1.43287in -0.29528in) rotate(-0.00017) translate(5.95999in 1.87112in)" draw:name="Free-form: Shape 4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custom-shape svg:x="7.3815in" svg:y="1.5689in" svg:width="2.95315in" svg:height="0.59055in" draw:id="id111" draw:style-name="a700" draw:name="Free-form: Shape 5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F M ?f32 ?f33 A ?f92 ?f93 ?f94 ?f95 ?f32 ?f33 ?f89 ?f91  W ?f96 ?f97 ?f98 ?f99 ?f32 ?f33 ?f89 ?f91 N" draw:text-areas="?f56 ?f58 ?f57 ?f59" draw:glue-points="?f50 ?f51 ?f52 ?f53 ?f54 ?f51 ?f52 ?f55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1600"/>
            <draw:equation draw:name="f10" draw:formula="?f6 / 21600"/>
            <draw:equation draw:name="f11" draw:formula="21393600"/>
            <draw:equation draw:name="f12" draw:formula="10730400"/>
            <draw:equation draw:name="f13" draw:formula="?f12 - ?f11"/>
            <draw:equation draw:name="f14" draw:formula="?f13 + 21600000"/>
            <draw:equation draw:name="f15" draw:formula="if(?f13, ?f13, ?f14)"/>
            <draw:equation draw:name="f16" draw:formula="?f11 + ?f1"/>
            <draw:equation draw:name="f17" draw:formula="?f16 * ?f8 / ?f0"/>
            <draw:equation draw:name="f18" draw:formula="0 - ?f17"/>
            <draw:equation draw:name="f19" draw:formula="cos(?f18)"/>
            <draw:equation draw:name="f20" draw:formula="0 - ?f19"/>
            <draw:equation draw:name="f21" draw:formula="?f20 * 10800"/>
            <draw:equation draw:name="f22" draw:formula="sin(?f18)"/>
            <draw:equation draw:name="f23" draw:formula="0 - ?f22"/>
            <draw:equation draw:name="f24" draw:formula="?f23 * 10800"/>
            <draw:equation draw:name="f25" draw:formula="0 - ?f24"/>
            <draw:equation draw:name="f26" draw:formula="0 - ?f21"/>
            <draw:equation draw:name="f27" draw:formula="atan2(?f25, ?f26)"/>
            <draw:equation draw:name="f28" draw:formula="-1 * sin(?f27)"/>
            <draw:equation draw:name="f29" draw:formula="?f28 * 10800"/>
            <draw:equation draw:name="f30" draw:formula="-1 * cos(?f27)"/>
            <draw:equation draw:name="f31" draw:formula="?f30 * 10800"/>
            <draw:equation draw:name="f32" draw:formula="10800 + ?f29"/>
            <draw:equation draw:name="f33" draw:formula="10800 + ?f31"/>
            <draw:equation draw:name="f34" draw:formula="2700000 + ?f1"/>
            <draw:equation draw:name="f35" draw:formula="?f34 * ?f8 / ?f0"/>
            <draw:equation draw:name="f36" draw:formula="0 - ?f35"/>
            <draw:equation draw:name="f37" draw:formula="sin(?f36)"/>
            <draw:equation draw:name="f38" draw:formula="0 - ?f37"/>
            <draw:equation draw:name="f39" draw:formula="?f38 * 10800"/>
            <draw:equation draw:name="f40" draw:formula="cos(?f36)"/>
            <draw:equation draw:name="f41" draw:formula="0 - ?f40"/>
            <draw:equation draw:name="f42" draw:formula="?f41 * 10800"/>
            <draw:equation draw:name="f43" draw:formula="10800 - ?f39"/>
            <draw:equation draw:name="f44" draw:formula="10800 + ?f39"/>
            <draw:equation draw:name="f45" draw:formula="10800 - ?f42"/>
            <draw:equation draw:name="f46" draw:formula="10800 + ?f42"/>
            <draw:equation draw:name="f47" draw:formula="0"/>
            <draw:equation draw:name="f48" draw:formula="10800"/>
            <draw:equation draw:name="f49" draw:formula="21600"/>
            <draw:equation draw:name="f50" draw:formula="?f49 / ?f9"/>
            <draw:equation draw:name="f51" draw:formula="?f48 / ?f10"/>
            <draw:equation draw:name="f52" draw:formula="?f48 / ?f9"/>
            <draw:equation draw:name="f53" draw:formula="?f49 / ?f10"/>
            <draw:equation draw:name="f54" draw:formula="?f47 / ?f9"/>
            <draw:equation draw:name="f55" draw:formula="?f47 / ?f10"/>
            <draw:equation draw:name="f56" draw:formula="?f43 / ?f9"/>
            <draw:equation draw:name="f57" draw:formula="?f44 / ?f9"/>
            <draw:equation draw:name="f58" draw:formula="?f45 / ?f10"/>
            <draw:equation draw:name="f59" draw:formula="?f46 / ?f10"/>
            <draw:equation draw:name="f60" draw:formula="21550000 - ?f15"/>
            <draw:equation draw:name="f61" draw:formula="if(?f60, ?f15, 21550000)"/>
            <draw:equation draw:name="f62" draw:formula="-21550000 - ?f61"/>
            <draw:equation draw:name="f63" draw:formula="if(?f62, -21550000, ?f61)"/>
            <draw:equation draw:name="f64" draw:formula="?f11 + ?f63"/>
            <draw:equation draw:name="f65" draw:formula="?f20 * ?f48"/>
            <draw:equation draw:name="f66" draw:formula="?f23 * ?f48"/>
            <draw:equation draw:name="f67" draw:formula="sqrt(?f65 * ?f65 + ?f66 * ?f66 + 0 * 0)"/>
            <draw:equation draw:name="f68" draw:formula="?f48 * ?f48 / ?f67"/>
            <draw:equation draw:name="f69" draw:formula="?f23 * ?f68"/>
            <draw:equation draw:name="f70" draw:formula="?f32 - ?f69"/>
            <draw:equation draw:name="f71" draw:formula="?f20 * ?f68"/>
            <draw:equation draw:name="f72" draw:formula="?f33 - ?f71"/>
            <draw:equation draw:name="f73" draw:formula="?f70 - ?f48"/>
            <draw:equation draw:name="f74" draw:formula="?f72 - ?f48"/>
            <draw:equation draw:name="f75" draw:formula="?f70 + ?f48"/>
            <draw:equation draw:name="f76" draw:formula="?f72 + ?f48"/>
            <draw:equation draw:name="f77" draw:formula="?f64 + ?f1"/>
            <draw:equation draw:name="f78" draw:formula="?f77 * ?f8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48"/>
            <draw:equation draw:name="f83" draw:formula="sin(?f79)"/>
            <draw:equation draw:name="f84" draw:formula="0 - ?f83"/>
            <draw:equation draw:name="f85" draw:formula="?f84 * ?f48"/>
            <draw:equation draw:name="f86" draw:formula="sqrt(?f82 * ?f82 + ?f85 * ?f85 + 0 * 0)"/>
            <draw:equation draw:name="f87" draw:formula="?f48 * ?f48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63, ?f32, ?f73)"/>
            <draw:equation draw:name="f93" draw:formula="if(?f63, ?f33, ?f74)"/>
            <draw:equation draw:name="f94" draw:formula="if(?f63, ?f32, ?f75)"/>
            <draw:equation draw:name="f95" draw:formula="if(?f63, ?f33, ?f76)"/>
            <draw:equation draw:name="f96" draw:formula="if(?f63, ?f73, ?f89)"/>
            <draw:equation draw:name="f97" draw:formula="if(?f63, ?f74, ?f91)"/>
            <draw:equation draw:name="f98" draw:formula="if(?f63, ?f75, ?f89)"/>
            <draw:equation draw:name="f99" draw:formula="if(?f63, ?f76, ?f91)"/>
          </draw:enhanced-geometry>
        </draw:custom-shape>
        <draw:frame draw:id="id112" draw:style-name="a703" draw:name="TextBox 6" svg:x="2.3622in" svg:y="2.27756in" svg:width="1.37795in" svg:height="0.43898in">
          <draw:text-box>
            <text:p text:style-name="a702" text:class-names="" text:cond-style-name=""><text:span text:style-name="a701" text:class-names="">- MVP implementation</text:span></text:p>
          </draw:text-box>
          <svg:title/>
          <svg:desc/>
        </draw:frame>
        <draw:frame draw:id="id113" draw:style-name="a710" draw:name="TextBox 7" svg:x="5.27101in" svg:y="2.23346in" svg:width="1.37795in" svg:height="1.11929in">
          <draw:text-box>
            <text:p text:style-name="a705" text:class-names="" text:cond-style-name=""><text:span text:style-name="a704" text:class-names="">- Version 2 implementation</text:span></text:p>
            <text:p text:style-name="a707" text:class-names="" text:cond-style-name=""><text:span text:style-name="a706" text:class-names="">(without user feedback)</text:span></text:p>
            <text:p text:style-name="a709" text:class-names="" text:cond-style-name=""><text:span text:style-name="a708" text:class-names="">- collect user feedbacks</text:span></text:p>
          </draw:text-box>
          <svg:title/>
          <svg:desc/>
        </draw:frame>
        <draw:frame draw:id="id114" draw:style-name="a715" draw:name="TextBox 8" svg:x="8.1691in" svg:y="2.22756in" svg:width="1.37795in" svg:height="0.77913in">
          <draw:text-box>
            <text:p text:style-name="a712" text:class-names="" text:cond-style-name=""><text:span text:style-name="a711" text:class-names="">- Version 3 implementation</text:span></text:p>
            <text:p text:style-name="a714" text:class-names="" text:cond-style-name=""><text:span text:style-name="a713" text:class-names="">(with user feedback)</text:span></text:p>
          </draw:text-box>
          <svg:title/>
          <svg:desc/>
        </draw:frame>
        <draw:frame draw:id="id115" draw:style-name="a718" draw:name="TextBox 9" svg:x="3.93701in" svg:y="1.30591in" svg:width="1.37795in" svg:height="0.2689in">
          <draw:text-box>
            <text:p text:style-name="a717" text:class-names="" text:cond-style-name=""><text:span text:style-name="a716" text:class-names="">MVP release</text:span></text:p>
          </draw:text-box>
          <svg:title/>
          <svg:desc/>
        </draw:frame>
        <draw:frame draw:id="id116" draw:style-name="a721" draw:name="TextBox 10" svg:x="6.73229in" svg:y="1.32008in" svg:width="1.37795in" svg:height="0.2689in">
          <draw:text-box>
            <text:p text:style-name="a720" text:class-names="" text:cond-style-name=""><text:span text:style-name="a719" text:class-names="">ver2 release</text:span></text:p>
          </draw:text-box>
          <svg:title/>
          <svg:desc/>
        </draw:frame>
        <draw:frame draw:id="id117" draw:style-name="a724" draw:name="TextBox 11" svg:x="9.58662in" svg:y="1.60827in" svg:width="1.37795in" svg:height="0.2689in">
          <draw:text-box>
            <text:p text:style-name="a723" text:class-names="" text:cond-style-name=""><text:span text:style-name="a722" text:class-names="">ver3 release</text:span></text:p>
          </draw:text-box>
          <svg:title/>
          <svg:desc/>
        </draw:frame>
        <draw:frame draw:id="id118" draw:style-name="a727" draw:name="TextBox 12" svg:x="8.93701in" svg:y="1.32008in" svg:width="1.92913in" svg:height="0.29409in">
          <draw:text-box>
            <text:p text:style-name="a726" text:class-names="" text:cond-style-name=""><text:span text:style-name="a725" text:class-names="">finalise dissertation</text:span></text:p>
          </draw:text-box>
          <svg:title/>
          <svg:desc/>
        </draw:frame>
        <presentation:notes draw:style-name="a733">
          <draw:frame draw:id="id119" draw:style-name="a730" draw:name="Slide Number Placeholder 6" svg:x="4.67953in" svg:y="11.10827in" svg:width="3.5878in" svg:height="0.5842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20" presentation:style-name="a731" draw:name="Slide Image Placeholder 1">
            <svg:title/>
            <svg:desc/>
          </draw:page-thumbnail>
          <draw:frame draw:id="id121" presentation:style-name="a7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34" draw:master-page-name="Master1-Layout7-blank-Blank" presentation:presentation-page-layout-name="Master1-PPL7" draw:id="Slide-258">
        <draw:frame draw:id="id122" presentation:style-name="a735" draw:name="Title 1" svg:x="0.55118in" svg:y="0.24724in" svg:width="9.92087in" svg:height="1.03504in" presentation:class="title" presentation:placeholder="true">
          <draw:text-box/>
          <svg:title/>
          <svg:desc/>
        </draw:frame>
        <draw:frame draw:id="id123" presentation:style-name="a736" draw:name="Text Placeholder 2" svg:x="0.55118in" svg:y="1.45079in" svg:width="9.92087in" svg:height="3.59606in" presentation:class="outline" presentation:placeholder="true">
          <draw:text-box/>
          <svg:title/>
          <svg:desc/>
        </draw:frame>
        <presentation:notes draw:style-name="a742">
          <draw:frame draw:id="id124" draw:style-name="a739" draw:name="Slide Number Placeholder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25" presentation:style-name="a740" draw:name="Slide Image Placeholder 1">
            <svg:title/>
            <svg:desc/>
          </draw:page-thumbnail>
          <draw:frame draw:id="id126" presentation:style-name="a7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Jeein Park</dc:creator>
    <meta:creation-date>2024-01-25T01:37:33Z</meta:creation-date>
    <dc:date>2024-03-12T08:31:01Z</dc:date>
    <meta:editing-cycles>4</meta:editing-cycles>
    <meta:editing-duration>PT67646S</meta:editing-duration>
    <meta:document-statistic meta:paragraph-count="44" meta:word-count="185"/>
  </office:meta>
</office:document-meta>
</file>